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Meaning">
      <style:graphic-properties fo:min-height="0.757cm" fo:min-width="8.929cm"/>
    </style:style>
    <style:style style:name="gr20" style:family="graphic" style:parent-style-name="English">
      <style:graphic-properties fo:min-height="1.009cm" fo:min-width="8.928cm"/>
    </style:style>
    <style:style style:name="gr21" style:family="graphic" style:parent-style-name="Meaning">
      <style:graphic-properties fo:min-height="0.757cm" fo:min-width="8.928cm"/>
    </style:style>
    <style:style style:name="gr22" style:family="graphic" style:parent-style-name="Onyomi">
      <style:graphic-properties fo:min-height="0.759cm" fo:min-width="8.929cm"/>
    </style:style>
    <style:style style:name="gr23" style:family="graphic" style:parent-style-name="Kunyomi">
      <style:graphic-properties fo:min-height="0.757cm" fo:min-width="8.928cm"/>
    </style:style>
    <style:style style:name="gr24" style:family="graphic" style:parent-style-name="English">
      <style:graphic-properties fo:min-height="1.01cm" fo:min-width="8.929cm"/>
    </style:style>
    <style:style style:name="gr25" style:family="graphic" style:parent-style-name="Onyomi">
      <style:graphic-properties fo:min-height="0.759cm" fo:min-width="8.928cm"/>
    </style:style>
    <style:style style:name="gr26" style:family="graphic" style:parent-style-name="Meaning">
      <style:graphic-properties fo:min-height="0.758cm" fo:min-width="8.928cm"/>
    </style:style>
    <style:style style:name="gr27" style:family="graphic" style:parent-style-name="Meaning">
      <style:graphic-properties fo:min-height="0.758cm" fo:min-width="8.928cm"/>
    </style:style>
    <style:style style:name="gr28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29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0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1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2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3" style:family="graphic" style:parent-style-name="English">
      <style:graphic-properties fo:min-height="1.01cm" fo:min-width="8.929cm"/>
    </style:style>
    <style:style style:name="gr34" style:family="graphic" style:parent-style-name="Onyomi">
      <style:graphic-properties fo:min-height="0.758cm" fo:min-width="8.929cm"/>
    </style:style>
    <style:style style:name="gr35" style:family="graphic" style:parent-style-name="Example">
      <style:graphic-properties fo:min-height="0.96cm" fo:min-width="8.929cm"/>
    </style:style>
    <style:style style:name="gr36" style:family="graphic" style:parent-style-name="Kunyomi">
      <style:graphic-properties fo:min-height="0.757cm" fo:min-width="8.929cm"/>
    </style:style>
    <style:style style:name="gr37" style:family="graphic" style:parent-style-name="English">
      <style:graphic-properties fo:min-height="1.009cm" fo:min-width="8.928cm"/>
    </style:style>
    <style:style style:name="gr38" style:family="graphic" style:parent-style-name="Onyomi">
      <style:graphic-properties fo:min-height="0.758cm" fo:min-width="8.928cm"/>
    </style:style>
    <style:style style:name="gr39" style:family="graphic" style:parent-style-name="Example">
      <style:graphic-properties fo:min-height="0.96cm" fo:min-width="8.928cm"/>
    </style:style>
    <style:style style:name="gr40" style:family="graphic" style:parent-style-name="English">
      <style:graphic-properties fo:min-height="1.009cm" fo:min-width="8.929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雨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円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一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右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音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花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貝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下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火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学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気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IRCL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yen - roun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エ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円高 (えんだか) - high-valued yen</text:p>
              <text:p text:style-name="P1">円安 (えんやす) - cheap yen</text:p>
              <text:p text:style-name="P1">円相場 (えんそうば) - yen exchange rat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まる.い　まる　まど　まど.か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AIN</text:p>
            </draw:text-box>
            <svg:title>english</svg:title>
          </draw:frame>
          <draw:frame draw:style-name="gr1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大雨 (おおあめ) - heavy rain</text:p>
              <text:p text:style-name="P1">梅雨 (つゆ) - rainy season</text:p>
              <text:p text:style-name="P1">雨水 (あまみず) - rain wat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あめ　あま-　-さめ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IGHT</text:p>
            </draw:text-box>
            <svg:title>english</svg:title>
          </draw:frame>
          <draw:frame draw:style-name="gr19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ウ　ユ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左右 (さう) - left and right</text:p>
              <text:p text:style-name="P1">右翼 (うよく) - right-wing</text:p>
              <text:p text:style-name="P1">右派 (うは) - right wing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みぎ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ONE</text:p>
            </draw:text-box>
            <svg:title>english</svg:title>
          </draw:frame>
          <draw:frame draw:style-name="gr21" draw:text-style-name="P1" draw:layer="layout" svg:width="8.928cm" svg:height="0.757cm" svg:x="10.806cm" svg:y="2.54cm">
            <draw:text-box>
              <text:p text:style-name="P1">one radical (no.1)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イチ　イ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一方 (いっぽう) - one (esp. of two)</text:p>
              <text:p text:style-name="P1">一つ (ひとつ) - one</text:p>
              <text:p text:style-name="P1">一部 (いちぶ) - one par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ひと-　ひと.つ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OUN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nois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オン　イン　-ノ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音楽 (おんがく) - music</text:p>
              <text:p text:style-name="P1">本音 (ほんね) - real intention</text:p>
              <text:p text:style-name="P1">騒音 (そうおん) - nois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と　ね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KING</text:p>
            </draw:text-box>
            <svg:title>english</svg:title>
          </draw:frame>
          <draw:frame draw:style-name="gr21" draw:text-style-name="P1" draw:layer="layout" svg:width="8.928cm" svg:height="0.757cm" svg:x="10.808cm" svg:y="11.775cm">
            <draw:text-box>
              <text:p text:style-name="P1">rule - magnat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オウ　-ノ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国王 (こくおう) - king</text:p>
              <text:p text:style-name="P1">女王 (じょおう) - queen</text:p>
              <text:p text:style-name="P1">王将 (おうしょう) - king</text:p>
            </draw:text-box>
            <svg:title>examples</svg:title>
          </draw:frame>
          <draw:frame draw:style-name="gr23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SHELLFISH</text:p>
            </draw:text-box>
            <svg:title>english</svg:title>
          </draw:frame>
          <draw:frame draw:style-name="gr19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バ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貝塚 (かいずか) - shell heap</text:p>
              <text:p text:style-name="P1">貝殻 (かいがら) - shell</text:p>
              <text:p text:style-name="P1">巻き貝 (まきがい) - snai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い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FLOWER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　ケ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花火 (はなび) - fireworks</text:p>
              <text:p text:style-name="P1">開花 (かいか) - flowers budding</text:p>
              <text:p text:style-name="P1">花園 (かえん) - flower garde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な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IRE</text:p>
            </draw:text-box>
            <svg:title>english</svg:title>
          </draw:frame>
          <draw:frame draw:style-name="gr19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火山 (かざん) - volcano</text:p>
              <text:p text:style-name="P1">火災 (かさい) - conflagration</text:p>
              <text:p text:style-name="P1">噴火 (ふんか) - erup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ひ　-び　ほ-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BELOW</text:p>
            </draw:text-box>
            <svg:title>english</svg:title>
          </draw:frame>
          <draw:frame draw:style-name="gr21" draw:text-style-name="P1" draw:layer="layout" svg:width="8.928cm" svg:height="0.757cm" svg:x="10.807cm" svg:y="16.388cm">
            <draw:text-box>
              <text:p text:style-name="P1">down - descend - give - low - inferior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カ　ゲ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以下 (いか) - not exceeding</text:p>
              <text:p text:style-name="P1">低下 (ていか) - fall</text:p>
              <text:p text:style-name="P1">下がる (さがる) - to hang dow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した　しも　もと　さ.げる　さ.が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PIRI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mind - air - atmosphere - moo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　ケ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景気 (けいき) - condition</text:p>
              <text:p text:style-name="P1">人気 (じんき) - prevailing mood of a locality</text:p>
              <text:p text:style-name="P1">気持ち (きもち) - feel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いき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TUD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learning - scienc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ガ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学校 (がっこう) - school</text:p>
              <text:p text:style-name="P1">科学 (かがく) - science</text:p>
              <text:p text:style-name="P1">学ぶ (まなぶ) - to study (in depth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な.ぶ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金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九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休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玉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空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月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五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口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犬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校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左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NINE</text:p>
            </draw:text-box>
            <svg:title>english</svg:title>
          </draw:frame>
          <draw:frame draw:style-name="gr19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ュウ　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九月 (くがつ) - September</text:p>
              <text:p text:style-name="P1">北九州 (きたきゅうしゅう) - Kitakyushu (city)</text:p>
              <text:p text:style-name="P1">九つ (ここのつ) - nin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この　ここの.つ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GOLD</text:p>
            </draw:text-box>
            <svg:title>english</svg:title>
          </draw:frame>
          <draw:frame draw:style-name="gr1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ン　コン　ゴ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資金 (しきん) - funds</text:p>
              <text:p text:style-name="P1">金融 (きんゆう) - financing</text:p>
              <text:p text:style-name="P1">金利 (きんり) - interest rate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ね　かな-　-がね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JEWE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al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ギョ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埼玉 (さいたま) - Saitama (city)</text:p>
              <text:p text:style-name="P1">目玉 (めだま) - eyeball</text:p>
              <text:p text:style-name="P1">替え玉 (かえだま) - substitut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ま　たま-　-だま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REST</text:p>
            </draw:text-box>
            <svg:title>english</svg:title>
          </draw:frame>
          <draw:frame draw:style-name="gr21" draw:text-style-name="P1" draw:layer="layout" svg:width="8.928cm" svg:height="0.757cm" svg:x="10.806cm" svg:y="2.54cm">
            <draw:text-box>
              <text:p text:style-name="P1">day off - retire - sleep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休日 (きゅうじつ) - holiday</text:p>
              <text:p text:style-name="P1">夏休み (なつやすみ) - summer vacation</text:p>
              <text:p text:style-name="P1">休暇 (きゅうか) - holida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やす.む　やす.まる　やす.め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MONT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oon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ゲツ　ガ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カ月 (かげつ) - months</text:p>
              <text:p text:style-name="P1">四月 (しがつ) - April</text:p>
              <text:p text:style-name="P1">六月 (ろくがつ) - Jun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つき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EMPTY</text:p>
            </draw:text-box>
            <svg:title>english</svg:title>
          </draw:frame>
          <draw:frame draw:style-name="gr21" draw:text-style-name="P1" draw:layer="layout" svg:width="8.928cm" svg:height="0.757cm" svg:x="10.808cm" svg:y="11.775cm">
            <draw:text-box>
              <text:p text:style-name="P1">sky - void - vacant - vacuum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ク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空港 (くうこう) - airport</text:p>
              <text:p text:style-name="P1">航空 (こうくう) - aviation</text:p>
              <text:p text:style-name="P1">空気 (くうき) - ai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そら　あ.く　あ.き　あ.ける　から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MOUTH</text:p>
            </draw:text-box>
            <svg:title>english</svg:title>
          </draw:frame>
          <draw:frame draw:style-name="gr19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ウ　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人口 (じんこう) - population</text:p>
              <text:p text:style-name="P1">窓口 (まどぐち) - ticket window</text:p>
              <text:p text:style-name="P1">口座 (こうざ) - account (e.g., bank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くち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FIVE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ゴ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五月 (ごがつ) - May</text:p>
              <text:p text:style-name="P1">五輪 (ごりん) - the Olympics</text:p>
              <text:p text:style-name="P1">五分 (ごふん) - five minute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つ　いつ.つ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E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hopes - chances - idea - opinion - look at - …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見る (みる) - to see</text:p>
              <text:p text:style-name="P1">会見 (かいけん) - interview</text:p>
              <text:p text:style-name="P1">意見 (いけん) - opin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.る　み.える　み.せ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DOG</text:p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盲導犬 (もうどうけん) - guide dog for the blind</text:p>
              <text:p text:style-name="P1">愛犬 (あいけん) - pet dog</text:p>
              <text:p text:style-name="P1">飼い犬 (かいいぬ) - pet do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ぬ　いぬ-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EFT</text:p>
            </draw:text-box>
            <svg:title>english</svg:title>
          </draw:frame>
          <draw:frame draw:style-name="gr19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サ　シャ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左右 (さう) - left and right</text:p>
              <text:p text:style-name="P1">左翼 (さよく) - left-wing</text:p>
              <text:p text:style-name="P1">左派 (さは) - left w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ひだ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EXAM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school - printing - proof - correctio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コウ　キ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学校 (がっこう) - school</text:p>
              <text:p text:style-name="P1">高校 (こうこう) - senior high school</text:p>
              <text:p text:style-name="P1">小学校 (しょうがっこう) - primary school</text:p>
            </draw:text-box>
            <svg:title>examples</svg:title>
          </draw:frame>
          <draw:frame draw:style-name="gr23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四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子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三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山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車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耳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七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十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HIL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ign of the rat - 11PM-1AM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　ス　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子供 (こども) - child</text:p>
              <text:p text:style-name="P1">女子 (おなご) - woman</text:p>
              <text:p text:style-name="P1">男子 (だんし) - you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　-こ　ね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OUR</text:p>
            </draw:text-box>
            <svg:title>english</svg:title>
          </draw:frame>
          <draw:frame draw:style-name="gr1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四月 (しがつ) - April</text:p>
              <text:p text:style-name="P1">四球 (しきゅう) - four balls</text:p>
              <text:p text:style-name="P1">四つ (よっつ) - fou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よ　よ.つ　よっ.つ　よん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OUNTAIN</text:p>
            </draw:text-box>
            <svg:title>english</svg:title>
          </draw:frame>
          <draw:frame draw:style-name="gr19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サン　セ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山形 (やまがた) - mountain-shaped</text:p>
              <text:p text:style-name="P1">青山 (せいざん) - blue or green mountain</text:p>
              <text:p text:style-name="P1">火山 (かざん) - volcano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ま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THREE</text:p>
            </draw:text-box>
            <svg:title>english</svg:title>
          </draw:frame>
          <draw:frame draw:style-name="gr15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サン　ゾ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三月 (さんがつ) - March</text:p>
              <text:p text:style-name="P1">三人 (さんにん) - three people</text:p>
              <text:p text:style-name="P1">三十日 (さんじゅうにち) - 30 day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み　み.つ　みっ.つ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HARACT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letter - word - section of villag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ジ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赤字 (あかじ) - deficit</text:p>
              <text:p text:style-name="P1">数字 (すうじ) - numeral</text:p>
              <text:p text:style-name="P1">黒字 (くろじ) - balance (figure) in the black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あざ　あざな　-な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THREAD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糸口 (いとぐち) - thread end</text:p>
              <text:p text:style-name="P1">毛糸 (けいと) - knitting wool</text:p>
              <text:p text:style-name="P1">撚糸 (ねんし) - twisted thread or yar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いと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HAND</text:p>
            </draw:text-box>
            <svg:title>english</svg:title>
          </draw:frame>
          <draw:frame draw:style-name="gr19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ュ　ズ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選手 (せんしゅ) - player (in game)</text:p>
              <text:p text:style-name="P1">相手 (あいて) - companion</text:p>
              <text:p text:style-name="P1">大手 (おおて) - front castle gat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て　て-　-て　た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CAR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ャ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自動車 (じどうしゃ) - automobile</text:p>
              <text:p text:style-name="P1">乗用車 (じょうようしゃ) - passenger vehicle</text:p>
              <text:p text:style-name="P1">下車 (げしゃ) - alighting (from train, bus, etc.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くるま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EVEN</text:p>
            </draw:text-box>
            <svg:title>english</svg:title>
          </draw:frame>
          <draw:frame draw:style-name="gr19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シチ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七月 (しちがつ) - July</text:p>
              <text:p text:style-name="P1">七つ (ななつ) - seven</text:p>
              <text:p text:style-name="P1">七草 (ななくさ) - the seven spring flower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なな　なな.つ　なの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EAR</text:p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牛耳る (ぎゅうじる) - to control</text:p>
              <text:p text:style-name="P1">寝耳 (ねみみ) - something heard while sleeping</text:p>
              <text:p text:style-name="P1">耳目 (じもく) - eye and ea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みみ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XI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eave - go out - come out - put out - protrud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ュツ　ス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出る (でる) - to go out</text:p>
              <text:p text:style-name="P1">出す (だす) - to take out</text:p>
              <text:p text:style-name="P1">提出 (ていしゅつ) - to presen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で.る　-で　だ.す　-だ.す　い.でる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TEN</text:p>
            </draw:text-box>
            <svg:title>english</svg:title>
          </draw:frame>
          <draw:frame draw:style-name="gr27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ュウ　ジッ　ジュッ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十月 (じゅうがつ) - October</text:p>
              <text:p text:style-name="P1">十分 (じっぷん) - 10 minutes</text:p>
              <text:p text:style-name="P1">十一月 (じゅういちがつ) - Novembe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お　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上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森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女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小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人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水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青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石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正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生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赤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先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ORES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wood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森林 (しんりん) - forest</text:p>
              <text:p text:style-name="P1">森閑 (しんかん) - silence</text:p>
              <text:p text:style-name="P1">森厳 (しんげん) - solem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もり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BOVE</text:p>
            </draw:text-box>
            <svg:title>english</svg:title>
          </draw:frame>
          <draw:frame draw:style-name="gr21" draw:text-style-name="P1" draw:layer="layout" svg:width="8.928cm" svg:height="0.757cm" svg:x="10.807cm" svg:y="7.157cm">
            <draw:text-box>
              <text:p text:style-name="P1">up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ョウ　ショウ　シャ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以上 (いじょう) - not less than</text:p>
              <text:p text:style-name="P1">上がる (あがる) - to rise</text:p>
              <text:p text:style-name="P1">上回る (うわまわる) - to exceed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うえ　-うえ　うわ-　かみ　あ.げ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ITT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mal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小さな (ちいさな) - small</text:p>
              <text:p text:style-name="P1">小学校 (しょうがっこう) - primary school</text:p>
              <text:p text:style-name="P1">小説 (しょうせつ) - nove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ちい.さい　こ-　お-　さ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WOMAN</text:p>
            </draw:text-box>
            <svg:title>english</svg:title>
          </draw:frame>
          <draw:frame draw:style-name="gr21" draw:text-style-name="P1" draw:layer="layout" svg:width="8.928cm" svg:height="0.757cm" svg:x="10.806cm" svg:y="2.54cm">
            <draw:text-box>
              <text:p text:style-name="P1">femal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ョ　ニョ　ニ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女性 (じょせい) - woman</text:p>
              <text:p text:style-name="P1">女子 (おなご) - woman</text:p>
              <text:p text:style-name="P1">男女 (おとこおんな) - masculine (mannish) woma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んな　め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ATER</text:p>
            </draw:text-box>
            <svg:title>english</svg:title>
          </draw:frame>
          <draw:frame draw:style-name="gr19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ス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水準 (すいじゅん) - level</text:p>
              <text:p text:style-name="P1">清水 (きよみず) - spring water</text:p>
              <text:p text:style-name="P1">水道 (すいどう) - water servic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ず　みず-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PERSON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ン　ニ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二人 (ににん) - two persons</text:p>
              <text:p text:style-name="P1">日本人 (にっぽんじん) - Japanese person</text:p>
              <text:p text:style-name="P1">人間 (じんかん) - the world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ひと　-り　-と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STONE</text:p>
            </draw:text-box>
            <svg:title>english</svg:title>
          </draw:frame>
          <draw:frame draw:style-name="gr19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キ　シャク　コ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石油 (せきゆ) - oil</text:p>
              <text:p text:style-name="P1">化石 (かせき) - fossil</text:p>
              <text:p text:style-name="P1">石炭 (せきたん) - coa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いし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BLUE</text:p>
            </draw:text-box>
            <svg:title>english</svg:title>
          </draw:frame>
          <draw:frame draw:style-name="gr21" draw:text-style-name="P1" draw:layer="layout" svg:width="8.928cm" svg:height="0.757cm" svg:x="10.808cm" svg:y="21.005cm">
            <draw:text-box>
              <text:p text:style-name="P1">gree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青年 (せいねん) - youth</text:p>
              <text:p text:style-name="P1">青山 (せいざん) - blue or green mountain</text:p>
              <text:p text:style-name="P1">青木 (あおき) - Japanese laure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お　あお-　あお.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IF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enuine - birth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セイ　シ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生活 (せいかつ) - living</text:p>
              <text:p text:style-name="P1">生産 (せいさん) - production</text:p>
              <text:p text:style-name="P1">生きる (いきる) - to liv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い.きる　い.かす　い.ける　う.まれ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CORRECT</text:p>
            </draw:text-box>
            <svg:title>english</svg:title>
          </draw:frame>
          <draw:frame draw:style-name="gr21" draw:text-style-name="P1" draw:layer="layout" svg:width="8.928cm" svg:height="0.757cm" svg:x="10.807cm" svg:y="16.388cm">
            <draw:text-box>
              <text:p text:style-name="P1">justice - righteous - 10**40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改正 (かいせい) - revision</text:p>
              <text:p text:style-name="P1">修正 (しゅうせい) - amendment</text:p>
              <text:p text:style-name="P1">正式 (せいしき) - due form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だ.しい　ただ.す　まさ　まさ.に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EFOR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head - previous - future - precedenc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先月 (せんげつ) - last month</text:p>
              <text:p text:style-name="P1">先生 (せんせい) - teacher</text:p>
              <text:p text:style-name="P1">優先 (ゆうせん) - preferen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さき　ま.ず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RED</text:p>
            </draw:text-box>
            <svg:title>english</svg:title>
          </draw:frame>
          <draw:frame draw:style-name="gr27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キ　シャ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赤字 (あかじ) - deficit</text:p>
              <text:p text:style-name="P1">赤い (あかい) - red</text:p>
              <text:p text:style-name="P1">真っ赤 (まっか) - bright red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か　あか-　あか.い　あか.らむ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早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草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千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川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足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村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竹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中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大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虫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GRAS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weeds - herbs - pasture - write - draf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草案 (そうあん) - draft</text:p>
              <text:p text:style-name="P1">草の根 (くさのね) - grassroots</text:p>
              <text:p text:style-name="P1">起草 (きそう) - draft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くさ　くさ-　-ぐさ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ARLY</text:p>
            </draw:text-box>
            <svg:title>english</svg:title>
          </draw:frame>
          <draw:frame draw:style-name="gr21" draw:text-style-name="P1" draw:layer="layout" svg:width="8.928cm" svg:height="0.757cm" svg:x="10.807cm" svg:y="7.157cm">
            <draw:text-box>
              <text:p text:style-name="P1">fas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ソウ　サッ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早い (はやい) - fast</text:p>
              <text:p text:style-name="P1">早期 (そうき) - early stage</text:p>
              <text:p text:style-name="P1">早急 (さっきゅう) - urgen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や.い　はや　はや-　はや.ま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TREAM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iver - river or 3-stroke river radical (no. 47)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川崎 (かわさき) - Kawasaki (city)</text:p>
              <text:p text:style-name="P1">小川 (おがわ) - streamlet</text:p>
              <text:p text:style-name="P1">谷川 (たにがわ) - mountain strea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わ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THOUSAND</text:p>
            </draw:text-box>
            <svg:title>english</svg:title>
          </draw:frame>
          <draw:frame draw:style-name="gr15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千葉 (ちば) - Chiba (city)</text:p>
              <text:p text:style-name="P1">千代 (せんだい) - thousand years</text:p>
              <text:p text:style-name="P1">千里 (せんり) - 1000 ri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ち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VILLAG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own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ソ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農村 (のうそん) - agricultural community</text:p>
              <text:p text:style-name="P1">町村 (ちょうそん) - towns and villages</text:p>
              <text:p text:style-name="P1">山村 (さんそん) - mountain villag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むら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LEG</text:p>
            </draw:text-box>
            <svg:title>english</svg:title>
          </draw:frame>
          <draw:frame draw:style-name="gr21" draw:text-style-name="P1" draw:layer="layout" svg:width="8.928cm" svg:height="0.757cm" svg:x="10.808cm" svg:y="11.775cm">
            <draw:text-box>
              <text:p text:style-name="P1">foot - be sufficient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不足 (ふそく) - insufficiency</text:p>
              <text:p text:style-name="P1">発足 (はっそく) - starting</text:p>
              <text:p text:style-name="P1">満足 (まんぞく) - satisfac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し　た.りる　た.る　た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I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inside - middle - mean - cent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ュ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中国 (ちゅうごく) - China</text:p>
              <text:p text:style-name="P1">中心 (ちゅうしん) - center</text:p>
              <text:p text:style-name="P1">中央 (ちゅうおう) - cent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なか　うち　あた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BAMBOO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小竹 (ささ) - bamboo grass</text:p>
              <text:p text:style-name="P1">爆竹 (ばくちく) - firecracker</text:p>
              <text:p text:style-name="P1">竹林 (たけばやし) - bamboo thicke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け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ALE</text:p>
            </draw:text-box>
            <svg:title>english</svg:title>
          </draw:frame>
          <draw:frame draw:style-name="gr19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ダン　ナ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男性 (だんせい) - man</text:p>
              <text:p text:style-name="P1">男子 (だんし) - youth</text:p>
              <text:p text:style-name="P1">長男 (ちょうなん) - eldest s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おとこ　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LARGE</text:p>
            </draw:text-box>
            <svg:title>english</svg:title>
          </draw:frame>
          <draw:frame draw:style-name="gr21" draw:text-style-name="P1" draw:layer="layout" svg:width="8.928cm" svg:height="0.757cm" svg:x="10.807cm" svg:y="16.388cm">
            <draw:text-box>
              <text:p text:style-name="P1">big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ダイ　タ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大統領 (だいとうりょう) - president</text:p>
              <text:p text:style-name="P1">大会 (たいかい) - convention</text:p>
              <text:p text:style-name="P1">大きい (おおきい) - bi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お-　おお.きい　-おお.いに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OW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village - block - stree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同町 (どうちょう) - the same town</text:p>
              <text:p text:style-name="P1">町長 (ちょうちょう) - town headman</text:p>
              <text:p text:style-name="P1">町内 (ちょうない) - neighborhood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ち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INSECT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ug - temper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チュウ　キ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昆虫 (こんちゅう) - insect</text:p>
              <text:p text:style-name="P1">殺虫剤 (さっちゅうざい) - insecticide</text:p>
              <text:p text:style-name="P1">虫歯 (むしば) - cavit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む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土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二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天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田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日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入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八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百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年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白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文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本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WO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wo radical (no.2)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ニ　ジ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二人 (ににん) - two persons</text:p>
              <text:p text:style-name="P1">二月 (にがつ) - February</text:p>
              <text:p text:style-name="P1">十二月 (じゅうにがつ) - Decemb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ふた　ふた.つ　ふたた.び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OIL</text:p>
            </draw:text-box>
            <svg:title>english</svg:title>
          </draw:frame>
          <draw:frame draw:style-name="gr21" draw:text-style-name="P1" draw:layer="layout" svg:width="8.928cm" svg:height="0.757cm" svg:x="10.807cm" svg:y="7.157cm">
            <draw:text-box>
              <text:p text:style-name="P1">earth - ground - Turke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ド　ト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土地 (とち) - plot of land</text:p>
              <text:p text:style-name="P1">領土 (りょうど) - dominion</text:p>
              <text:p text:style-name="P1">土曜 (どよう) - Saturda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ち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ICE FIEL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ice padd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デ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上田 (じょうでん) - high rice field</text:p>
              <text:p text:style-name="P1">本田 (ほんでん) - rice paddy</text:p>
              <text:p text:style-name="P1">水田 (すいでん) - paddy fiel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HEAVENS</text:p>
            </draw:text-box>
            <svg:title>english</svg:title>
          </draw:frame>
          <draw:frame draw:style-name="gr21" draw:text-style-name="P1" draw:layer="layout" svg:width="8.928cm" svg:height="0.757cm" svg:x="10.806cm" svg:y="2.54cm">
            <draw:text-box>
              <text:p text:style-name="P1">sky - imperia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テ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天皇 (すめらぎ) - Emperor of Japan</text:p>
              <text:p text:style-name="P1">天気 (てんき) - weather</text:p>
              <text:p text:style-name="P1">天井 (てんじょう) - ceili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まつ　あめ　あま-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NT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insert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ニュウ　ジュ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入る (いる) - to get in</text:p>
              <text:p text:style-name="P1">入れる (いれる) - to put in</text:p>
              <text:p text:style-name="P1">輸入 (しゅにゅう) - importa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い.る　-い.る　-い.り　い.れる　-い.れ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DAY</text:p>
            </draw:text-box>
            <svg:title>english</svg:title>
          </draw:frame>
          <draw:frame draw:style-name="gr21" draw:text-style-name="P1" draw:layer="layout" svg:width="8.928cm" svg:height="0.757cm" svg:x="10.808cm" svg:y="11.775cm">
            <draw:text-box>
              <text:p text:style-name="P1">sun - Japan - counter for day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ニチ　ジツ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日本 (にっぽん) - Japan</text:p>
              <text:p text:style-name="P1">日本人 (にっぽんじん) - Japanese person</text:p>
              <text:p text:style-name="P1">日米 (にちべい) - Japan-America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ひ　-び　-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HUNDRED</text:p>
            </draw:text-box>
            <svg:title>english</svg:title>
          </draw:frame>
          <draw:frame draw:style-name="gr19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ヒャク　ビャ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百貨店 (ひゃっかてん) - store</text:p>
              <text:p text:style-name="P1">百合 (ゆり) - lily</text:p>
              <text:p text:style-name="P1">百姓 (おおみたから) - imperial subject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もも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EIGHT</text:p>
            </draw:text-box>
            <svg:title>english</svg:title>
          </draw:frame>
          <draw:frame draw:style-name="gr21" draw:text-style-name="P1" draw:layer="layout" svg:width="8.928cm" svg:height="0.757cm" svg:x="10.808cm" svg:y="21.005cm">
            <draw:text-box>
              <text:p text:style-name="P1">eight radical (no. 12)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ハチ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八月 (はちがつ) - August</text:p>
              <text:p text:style-name="P1">八幡 (はちまん) - Hachiman (God of War)</text:p>
              <text:p text:style-name="P1">十八番 (おはこ) - one's favorite stunt (favorite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や　や.つ　やっ.つ　よ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HITE</text:p>
            </draw:text-box>
            <svg:title>english</svg:title>
          </draw:frame>
          <draw:frame draw:style-name="gr19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ハク　ビャ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面白い (おもしろい) - interesting</text:p>
              <text:p text:style-name="P1">白い (しろい) - white</text:p>
              <text:p text:style-name="P1">白人 (はくじん) - white pers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ろ　しら-　しろ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YEAR</text:p>
            </draw:text-box>
            <svg:title>english</svg:title>
          </draw:frame>
          <draw:frame draw:style-name="gr21" draw:text-style-name="P1" draw:layer="layout" svg:width="8.928cm" svg:height="0.757cm" svg:x="10.807cm" svg:y="16.388cm">
            <draw:text-box>
              <text:p text:style-name="P1">counter for years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ネ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昨年 (さくねん) - last year</text:p>
              <text:p text:style-name="P1">今年 (ことし) - this year</text:p>
              <text:p text:style-name="P1">年間 (ねんかん) - year (period of)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とし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OOK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resent - main - origin - true - real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ホ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日本 (にっぽん) - Japan</text:p>
              <text:p text:style-name="P1">本部 (ほんぶ) - headquarters</text:p>
              <text:p text:style-name="P1">日本人 (にっぽんじん) - Japanese pers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もと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ENTENC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literature - style - art - decoration - figures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ブン　モ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文化 (ぶんか) - culture</text:p>
              <text:p text:style-name="P1">文書 (ぶんしょ) - document</text:p>
              <text:p text:style-name="P1">文学 (ぶんがく) - literatur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ふみ　あ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目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夕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名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木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力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29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0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29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0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林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六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1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2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1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2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VENING</text:p>
            </draw:text-box>
            <svg:title>english</svg:title>
          </draw:frame>
          <draw:frame draw:style-name="gr19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夕食 (ゆうしょく) - evening meal</text:p>
              <text:p text:style-name="P1">夕方 (ゆうがた) - evening</text:p>
              <text:p text:style-name="P1">夕刊 (ゆうかん) - evening pap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ゆう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YE</text:p>
            </draw:text-box>
            <svg:title>english</svg:title>
          </draw:frame>
          <draw:frame draw:style-name="gr21" draw:text-style-name="P1" draw:layer="layout" svg:width="8.928cm" svg:height="0.757cm" svg:x="10.807cm" svg:y="7.157cm">
            <draw:text-box>
              <text:p text:style-name="P1">class - look - insight - experience - care - favo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モク　ボ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目指す (めざす) - to aim at</text:p>
              <text:p text:style-name="P1">注目 (ちゅうもく) - notice</text:p>
              <text:p text:style-name="P1">目標 (めじるし) - mark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め　-め　ま-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RE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ood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ボク　モ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栃木 (とちのき) - Japanese horse chestnut</text:p>
              <text:p text:style-name="P1">青木 (あおき) - Japanese laurel</text:p>
              <text:p text:style-name="P1">高木 (こうぼく) - tall tre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き　こ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NAME</text:p>
            </draw:text-box>
            <svg:title>english</svg:title>
          </draw:frame>
          <draw:frame draw:style-name="gr21" draw:text-style-name="P1" draw:layer="layout" svg:width="8.928cm" svg:height="0.757cm" svg:x="10.806cm" svg:y="2.54cm">
            <draw:text-box>
              <text:p text:style-name="P1">noted - distinguished - reputatio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メイ　ミ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名前 (なまえ) - name</text:p>
              <text:p text:style-name="P1">名古屋 (なごや) - Nagoya (city)</text:p>
              <text:p text:style-name="P1">名誉 (めいよ) - hono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な　-な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OW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trength - strong - strain - bear up - exert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リョク　リキ　リ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協力 (きょうりょく) - cooperation</text:p>
              <text:p text:style-name="P1">努力 (どりょく) - great effort</text:p>
              <text:p text:style-name="P1">勢力 (せいりょく) - influenc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ちから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TAND UP</text:p>
            </draw:text-box>
            <svg:title>english</svg:title>
          </draw:frame>
          <draw:frame draw:style-name="gr21" draw:text-style-name="P1" draw:layer="layout" svg:width="8.928cm" svg:height="0.757cm" svg:x="10.808cm" svg:y="11.775cm">
            <draw:text-box>
              <text:p text:style-name="P1">rise - set up - erec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リツ　リュウ　リットル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立場 (たちば) - standpoint</text:p>
              <text:p text:style-name="P1">立つ (たつ) - to stand</text:p>
              <text:p text:style-name="P1">連立 (れんりつ) - allian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た.つ　-た.つ　た.ち-　た.て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19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4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5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36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8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39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3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IX</text:p>
            </draw:text-box>
            <svg:title>english</svg:title>
          </draw:frame>
          <draw:frame draw:style-name="gr19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ロク　リ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六月 (ろくがつ) - June</text:p>
              <text:p text:style-name="P1">六日 (むいか) - sixth day of the month</text:p>
              <text:p text:style-name="P1">十六 (じゅうろく) - 16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む　む.つ　むっ.つ　む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GROVE</text:p>
            </draw:text-box>
            <svg:title>english</svg:title>
          </draw:frame>
          <draw:frame draw:style-name="gr21" draw:text-style-name="P1" draw:layer="layout" svg:width="8.928cm" svg:height="0.757cm" svg:x="10.807cm" svg:y="16.388cm">
            <draw:text-box>
              <text:p text:style-name="P1">forest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リ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森林 (しんりん) - forest</text:p>
              <text:p text:style-name="P1">農林 (のうりん) - agriculture and forestry</text:p>
              <text:p text:style-name="P1">植林 (しょくりん) - afforest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はやし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19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4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5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36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8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39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3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1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2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1010"/>
  </office:meta>
</office:document-meta>
</file>